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ed Test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10" table:number-rows-spanned="1">
            <text:p>Trial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K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4:.K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5:.K5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6:.K6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7:.K7])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8:.K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9:.K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K1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1:.K1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2:.K12])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See section 10.6</text:p>
          </table:table-cell>
          <table:table-cell table:number-columns-repeated="12"/>
        </table:table-row>
      </table:table>
      <table:table table:name="Deploy Time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10" table:number-rows-spanned="1">
            <text:p>Trial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K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:.K4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5:.K5])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6:.K6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"/>
          <table:table-cell table:formula="of:=SUM([.B7:.K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  <table:table-cell table:formula="of:=SUM([.B8:.K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  <table:table-cell table:formula="of:=SUM([.B9:.K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  <table:table-cell table:formula="of:=SUM([.B10:.K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  <table:table-cell table:formula="of:=SUM([.B11:.K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  <table:table-cell table:formula="of:=SUM([.B12:.K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  <table:table-cell table:formula="of:=SUM([.B13:.K13])" office:value-type="float" office:value="0" calcext:value-type="float">
            <text:p>0</text:p>
          </table:table-cell>
          <table:table-cell/>
        </table:table-row>
      </table:table>
      <table:table table:name="CCF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1])" office:value-type="float" office:value="30" calcext:value-type="float">
            <text:p>30</text:p>
          </table:table-cell>
        </table:table-row>
      </table:table>
      <table:table table:name="Full Test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1" office:value-type="string" calcext:value-type="string">
            <text:p>Get Can</text:p>
          </table:table-cell>
          <table:table-cell table:style-name="ce1" office:value-type="string" calcext:value-type="string">
            <text:p>Rescue Ca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0 degree tur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p of first ram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1])" office:value-type="float" office:value="21" calcext:value-type="float">
            <text:p>21</text:p>
          </table:table-cell>
          <table:table-cell table:formula="of:=SUM([.C2:.C31])"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4:43:20.814898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2:33:07.810612749</meta:creation-date>
    <dc:date>2021-11-14T15:17:08.896885384</dc:date>
    <meta:editing-duration>PT3H8M19S</meta:editing-duration>
    <meta:editing-cycles>133</meta:editing-cycles>
    <meta:generator>LibreOffice/6.4.7.2$Linux_X86_64 LibreOffice_project/40$Build-2</meta:generator>
    <meta:document-statistic meta:table-count="4" meta:cell-count="374" meta:object-count="0"/>
  </office:meta>
</office:document-meta>
</file>